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AF00000DC800000DC8A66ADA46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1d78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2a9f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0ead" officeooo:paragraph-rsid="008324b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2a9f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00ead" officeooo:paragraph-rsid="008324b9" style:font-size-asian="12pt" style:font-style-asian="normal" style:font-weight-asian="normal" style:font-size-complex="12pt" style:font-style-complex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per 58%" officeooo:rsid="0081d787"/>
    </style:style>
    <style:style style:name="T3" style:family="text">
      <style:text-properties style:text-position="super 58%" officeooo:rsid="0082a9f0"/>
    </style:style>
    <style:style style:name="T4" style:family="text">
      <style:text-properties style:text-position="super 58%" officeooo:rsid="008324b9"/>
    </style:style>
    <style:style style:name="T5" style:family="text">
      <style:text-properties style:text-position="sub 58%" officeooo:rsid="0081d787"/>
    </style:style>
    <style:style style:name="T6" style:family="text">
      <style:text-properties style:text-position="sub 58%" officeooo:rsid="0082a9f0"/>
    </style:style>
    <style:style style:name="T7" style:family="text">
      <style:text-properties style:text-position="sub 58%" officeooo:rsid="008324b9"/>
    </style:style>
    <style:style style:name="T8" style:family="text">
      <style:text-properties style:text-position="0% 100%" officeooo:rsid="0082a9f0"/>
    </style:style>
    <style:style style:name="T9" style:family="text">
      <style:text-properties officeooo:rsid="0081d787"/>
    </style:style>
    <style:style style:name="T10" style:family="text">
      <style:text-properties officeooo:rsid="0082a9f0"/>
    </style:style>
    <style:style style:name="T11" style:family="text">
      <style:text-properties officeooo:rsid="008324b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1">11</text:span>-(<text:span text:style-name="T1">03</text:span>)<text:span text:style-name="T1">mar</text:span>-<text:span text:style-name="T9">31</text:span>: dag <text:span text:style-name="T9">19</text:span></text:h>
      <text:p text:style-name="P2"/>
      <text:p text:style-name="P4"><text:span text:style-name="T9">Sats:<text:tab/>I S</text:span><text:span text:style-name="T5">n</text:span><text:span text:style-name="T9"> (n ≥ 2) är hälfen av permutationerna jämna och hälfen udda.</text:span></text:p>
      <text:p text:style-name="P4"><text:span text:style-name="T9"/></text:p>
      <text:p text:style-name="P4"><text:span text:style-name="T9"><text:tab/>Ty:<text:tab/>En bijektion<text:tab/><text:tab/>jämna ↔ udda<text:tab/>ges av</text:span></text:p>
      <text:p text:style-name="P4"><text:span text:style-name="T9"/></text:p>
      <text:p text:style-name="P4"><draw:line text:anchor-type="paragraph" draw:z-index="0" draw:style-name="gr1" draw:text-style-name="P9" svg:x1="4.812cm" svg:y1="0.439cm" svg:x2="6.188cm" svg:y2="1.074cm"><text:p/></draw:line><text:span text:style-name="T9"><text:tab/><text:tab/>ƒ(π) = πτ, τ en transposition i S</text:span><text:span text:style-name="T5">n</text:span><text:span text:style-name="T9">, tar udda till jämna och vice versa.</text:span></text:p>
      <text:p text:style-name="P4"><text:span text:style-name="T9"/></text:p>
      <text:p text:style-name="P4"><text:span text:style-name="T9"><text:tab/><text:tab/><text:tab/><text:tab/><text:tab/>finns om n ≥ 2</text:span></text:p>
      <text:p text:style-name="P4"><text:span text:style-name="T9"/></text:p>
      <text:p text:style-name="P4"><text:span text:style-name="T9"><text:tab/><text:tab/>Bijektion ty ƒ</text:span><text:span text:style-name="T2">2</text:span><text:span text:style-name="T9"> = id ⇔ ƒ = ƒ</text:span><text:span text:style-name="T2">−1</text:span><text:span text:style-name="T9">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>Determinanater:</text:span></text:p>
      <text:p text:style-name="P4"><text:span text:style-name="T9"/></text:p>
      <text:p text:style-name="P4"><text:span text:style-name="T9"><text:tab/></text:span><text:span text:style-name="T9"><draw:frame draw:style-name="fr2" draw:name="Object1" text:anchor-type="as-char" svg:width="7.916cm" svg:height="1.002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draw:frame draw:style-name="fr1" draw:name="graphics1" text:anchor-type="paragraph" svg:x="13.6cm" svg:y="0.044cm" svg:width="3.528cm" svg:height="3.528cm" draw:z-index="2"><draw:image xlink:href="Pictures/200000AF00000DC800000DC8A66ADA46.svm" xlink:type="simple" xlink:show="embed" xlink:actuate="onLoad"/></draw:frame><text:span text:style-name="T9">Ö6:5)</text:span></text:p>
      <text:p text:style-name="P4"><text:span text:style-name="T9"><text:tab/>Tetraeder (regelbunden)</text:span></text:p>
      <text:p text:style-name="P4"><text:span text:style-name="T9"/></text:p>
      <text:p text:style-name="P4"><text:span text:style-name="T9"><text:tab/>Stella avbildningar (symmetrier för tetraederna)</text:span></text:p>
      <text:p text:style-name="P4"><text:span text:style-name="T9"><text:tab/>motvierar element i G = S</text:span><text:span text:style-name="T5">4</text:span><text:span text:style-name="T9">; permutationer av hörnen.</text:span></text:p>
      <text:p text:style-name="P4"><text:span text:style-name="T9"/></text:p>
      <text:p text:style-name="P4"><text:span text:style-name="T9"><text:tab/>Konjugatklasser:<text:tab/><text:tab/>a motsvarar typer av symmetrier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><text:tab/>Klass<text:tab/><text:tab/>antal<text:tab/><text:tab/>paritet<text:tab/>exempel<text:tab/>typ av avbildning</text:span></text:p>
      <text:p text:style-name="P4"><text:span text:style-name="T9"/></text:p>
      <text:p text:style-name="P4"><text:span text:style-name="T9"/></text:p>
      <text:p text:style-name="P4"><text:span text:style-name="T9"><text:tab/>[1</text:span><text:span text:style-name="T2">4</text:span><text:span text:style-name="T9">]<text:tab/><text:tab/>1<text:tab/><text:tab/>jämna<text:tab/>id<text:tab/><text:tab/>identitetsavbildningen</text:span></text:p>
      <text:p text:style-name="P4"><text:span text:style-name="T9"/></text:p>
      <text:p text:style-name="P4"><text:span text:style-name="T9"><text:tab/>[1</text:span><text:span text:style-name="T2">2</text:span><text:span text:style-name="T10"> </text:span><text:span text:style-name="T9">2]<text:tab/><text:tab/></text:span><text:span text:style-name="T9"><draw:frame draw:style-name="fr2" draw:name="Object2" text:anchor-type="as-char" svg:width="0.66cm" svg:height="1.10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 = 6<text:tab/>udda<text:tab/><text:tab/>(1 2)<text:tab/><text:tab/>spegling i ett plan genom 34</text:span></text:p>
      <text:p text:style-name="P4"><text:span text:style-name="T9"/></text:p>
      <text:p text:style-name="P5"><text:span text:style-name="T10"><text:tab/>[2</text:span><text:span text:style-name="T3">2</text:span><text:span text:style-name="T10">]<text:tab/><text:tab/>3<text:tab/><text:tab/>jämn<text:tab/><text:tab/>(1 2)(3 4)<text:tab/>rotation π kring en axel</text:span></text:p>
      <text:p text:style-name="P5"><text:span text:style-name="T10"><text:tab/><text:tab/><text:tab/><text:tab/><text:tab/><text:tab/><text:tab/><text:tab/><text:tab/>genom mitten av 12 och</text:span></text:p>
      <text:p text:style-name="P5"><text:span text:style-name="T10"><text:tab/><text:tab/><text:tab/><text:tab/><text:tab/><text:tab/><text:tab/><text:tab/><text:tab/>mitten av 34</text:span></text:p>
      <text:p text:style-name="P5"><text:span text:style-name="T10"/></text:p>
      <text:p text:style-name="P7"><text:span text:style-name="T9"><text:tab/>Klass<text:tab/><text:tab/>antal<text:tab/><text:tab/>paritet<text:tab/>exempel<text:tab/>typ av avbildning</text:span></text:p>
      <text:p text:style-name="P5"><text:span text:style-name="T9"/></text:p>
      <text:p text:style-name="P5"><draw:line text:anchor-type="paragraph" draw:z-index="4" draw:style-name="gr1" draw:text-style-name="P9" svg:x1="3.912cm" svg:y1="1.436cm" svg:x2="3.912cm" svg:y2="0.536cm"><text:p/></draw:line><text:span text:style-name="T10"><text:tab/>[1 3]<text:tab/><text:tab/>8<text:tab/><text:tab/>jämn<text:tab/><text:tab/>(1 2 3)<text:tab/>rotation ±⅔π kring en axel</text:span></text:p>
      <text:p text:style-name="P5"><text:span text:style-name="T10"><text:tab/><text:tab/><text:tab/><text:tab/><text:tab/><text:tab/><text:tab/><text:tab/><text:tab/>genom 4.</text:span></text:p>
      <text:p text:style-name="P5"><text:span text:style-name="T10"/></text:p>
      <text:p text:style-name="P5"><text:span text:style-name="T10"><text:tab/><text:tab/><text:tab/>4 sätt att välja ettan, 2 sätt att kombinera trean.</text:span></text:p>
      <text:p text:style-name="P5"><text:span text:style-name="T10"/></text:p>
      <text:p text:style-name="P5"><text:span text:style-name="T10"><text:tab/>[4]<text:tab/><text:tab/>3⋅2 = 6<text:tab/>udda<text:tab/><text:tab/>(1 2 3 4)<text:tab/>rotation kring ±½π kring en</text:span></text:p>
      <text:p text:style-name="P5"><text:span text:style-name="T10"><text:tab/><text:tab/><text:tab/><text:tab/><text:tab/><text:tab/><text:tab/><text:tab/><text:tab/>axel genom 13, 24:s mitt och</text:span></text:p>
      <text:p text:style-name="P5"><text:span text:style-name="T10"><text:tab/><text:tab/><text:tab/><text:tab/><text:tab/><text:tab/><text:tab/><text:tab/><text:tab/>spegling</text:span></text:p>
      <text:p text:style-name="P5"><text:span text:style-name="T10"/></text:p>
      <text:p text:style-name="P5"><text:span text:style-name="T10"/></text:p>
      <text:p text:style-name="P5"><text:span text:style-name="T10">b)<text:tab/>Jämna:<text:tab/>rotationer<text:tab/><text:tab/><text:tab/>(1 + 3 + 8 = 12 stycken)</text:span></text:p>
      <text:p text:style-name="P5"><text:span text:style-name="T10"><text:tab/>Udda:<text:tab/><text:tab/>innhåller spegling<text:tab/>(6 + 6 = 12 stycken)</text:span></text:p>
      <text:p text:style-name="P5"><text:span text:style-name="T10"/></text:p>
      <text:p text:style-name="P5"><text:span text:style-name="T10"/></text:p>
      <text:p text:style-name="P5"><text:span text:style-name="T10">c)<text:tab/>N = {(1), (1 2)(3 4), (1 3)(2 4), (1 4)(2 3)}</text:span></text:p>
      <text:p text:style-name="P5"><text:span text:style-name="T10"><text:tab/>är sluten under ⋅ (…), så delgrupp och</text:span></text:p>
      <text:p text:style-name="P5"><text:span text:style-name="T10"/></text:p>
      <text:p text:style-name="P5"><text:span text:style-name="T10"><text:tab/>(1 2)N = {(1 2), (3 4), (1 3 2 4), (1 4 2 3)} = N(1 2)</text:span></text:p>
      <text:p text:style-name="P5"><text:span text:style-name="T10"/></text:p>
      <text:p text:style-name="P5"><text:span text:style-name="T10"><text:tab/>På samma sätt:<text:tab/> gN = Ng<text:tab/>för alla g ∈ G.</text:span></text:p>
      <text:p text:style-name="P5"><draw:custom-shape text:anchor-type="paragraph" draw:z-index="5" draw:style-name="gr2" draw:text-style-name="P9" svg:width="0.398cm" svg:height="1.959cm" draw:transform="rotate (1.5707963267946) translate (5.11704166666667cm 0.4586111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0"/></text:p>
      <text:p text:style-name="P5"><text:span text:style-name="T10"><text:tab/><text:tab/><text:tab/><text:tab/>gNg</text:span><text:span text:style-name="T3">−1</text:span><text:span text:style-name="T10"> = N</text:span></text:p>
      <text:p text:style-name="P5"><text:span text:style-name="T10"/></text:p>
      <text:p text:style-name="P5"><text:span text:style-name="T10"><text:tab/>Så N är en normal grupp.</text:span></text:p>
      <text:p text:style-name="P5"><text:span text:style-name="T10"/></text:p>
      <text:p text:style-name="P5"><text:span text:style-name="T10"/></text:p>
      <text:p text:style-name="P5"><text:span text:style-name="T10"><text:tab/>Kvotgruppen:<text:tab/>G/N = {gN : g ∈ G}</text:span></text:p>
      <text:p text:style-name="P5"><text:span text:style-name="T10"/></text:p>
      <text:p text:style-name="P5"><text:span text:style-name="T10"><text:tab/>Multipikation:<text:tab/>g</text:span><text:span text:style-name="T6">1</text:span><text:span text:style-name="T10">Ng</text:span><text:span text:style-name="T6">2</text:span><text:span text:style-name="T10">N = g</text:span><text:span text:style-name="T6">1</text:span><text:span text:style-name="T10">g</text:span><text:span text:style-name="T6">2</text:span><text:span text:style-name="T10">N</text:span></text:p>
      <text:p text:style-name="P5"><text:span text:style-name="T10"/></text:p>
      <text:p text:style-name="P5"><text:span text:style-name="T10"/></text:p>
      <text:p text:style-name="P5"><text:span text:style-name="T10"><text:tab/>Man finner:</text:span></text:p>
      <text:p text:style-name="P5"><text:span text:style-name="T10"/></text:p>
      <text:p text:style-name="P5"><text:span text:style-name="T10"><text:tab/><text:tab/>G/N ≅ S</text:span><text:span text:style-name="T6">n</text:span></text:p>
      <text:p text:style-name="P5"><text:span text:style-name="T8"/></text:p>
      <text:p text:style-name="P7"><text:span text:style-name="T10">Felrättande koder</text:span></text:p>
      <text:p text:style-name="P5"><text:span text:style-name="T10"/></text:p>
      <text:p text:style-name="P5"><text:span text:style-name="T10"/></text:p>
      <text:p text:style-name="P5"><text:span text:style-name="T10">En binär kod C ≤ </text:span><text:span text:style-name="T10"><draw:frame draw:style-name="fr2" draw:name="Object3" text:anchor-type="as-char" svg:width="0.482cm" svg:height="0.616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tab/>(ℤ</text:span><text:span text:style-name="T6">2</text:span><text:span text:style-name="T10"> = {0, 1})</text:span></text:p>
      <text:p text:style-name="P5"><text:span text:style-name="T10">n är kodens längd.</text:span></text:p>
      <text:p text:style-name="P5"><text:span text:style-name="T10"/></text:p>
      <text:p text:style-name="P5"><text:span text:style-name="T10">Exempel:<text:tab/>C = {001, 010, 110}</text:span></text:p>
      <text:p text:style-name="P5"><text:span text:style-name="T10"/></text:p>
      <text:p text:style-name="P5"><text:span text:style-name="T10"/></text:p>
      <text:p text:style-name="P5"><text:span text:style-name="T10">Viktiga egenskaper för en kod:</text:span></text:p>
      <text:p text:style-name="P5"><text:span text:style-name="T10"/></text:p>
      <text:p text:style-name="P5"><text:span text:style-name="T10"><text:tab/>Hur många fel koden säkert kan upptäcka.</text:span></text:p>
      <text:p text:style-name="P5"><text:span text:style-name="T10"/></text:p>
      <text:p text:style-name="P5"><text:span text:style-name="T10"><text:tab/>Hur många fel koden säkert kan rätta.</text:span></text:p>
      <text:p text:style-name="P5"><text:span text:style-name="T10"/></text:p>
      <text:p text:style-name="P5"><text:span text:style-name="T10"/></text:p>
      <text:p text:style-name="P5"><text:span text:style-name="T10">C ovan kan inte upptäcka 1 fel:</text:span></text:p>
      <text:p text:style-name="P5"><text:span text:style-name="T10"/></text:p>
      <text:p text:style-name="P5"><text:span text:style-name="T10"><text:tab/>010 med ett fel kan bli 110, ett kodord.</text:span></text:p>
      <text:p text:style-name="P5"><text:span text:style-name="T10"/></text:p>
      <text:p text:style-name="P5"><text:span text:style-name="T10">Men C = {0010, 0100, 0111, 1011} kan upptäcka ett fel</text:span></text:p>
      <text:p text:style-name="P5"><text:span text:style-name="T10">och C = {010, 101} kan rätta ett fel.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Minimala avståndet för koden C:</text:span></text:p>
      <text:p text:style-name="P5"><text:span text:style-name="T10"/></text:p>
      <text:p text:style-name="P5"><draw:line text:anchor-type="paragraph" draw:z-index="7" draw:style-name="gr1" draw:text-style-name="P9" svg:x1="3.383cm" svg:y1="0.478cm" svg:x2="3.753cm" svg:y2="1.616cm"><text:p/></draw:line><text:span text:style-name="T10"><text:tab/>δ = min{∂(a, b) : a, b ∈ C, a ≠ b}</text:span></text:p>
      <text:p text:style-name="P5"><text:span text:style-name="T10"/></text:p>
      <text:p text:style-name="P5"><text:span text:style-name="T10"/></text:p>
      <text:p text:style-name="P5"><text:span text:style-name="T10"><text:tab/><text:tab/><text:tab/>antalet positioner i med a</text:span><text:span text:style-name="T6">i</text:span><text:span text:style-name="T10"> ≠ b</text:span><text:span text:style-name="T6">i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10">Koder kan upptäcka δ − 1 fel och rätta e fel om δ ≥ 2e + 1,</text:span></text:p>
      <text:p text:style-name="P5"><text:span text:style-name="T10">det vill säga upp till </text:span><text:span text:style-name="T10"><draw:frame draw:style-name="fr2" draw:name="Object4" text:anchor-type="as-char" svg:width="1.535cm" svg:height="1.152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 fel.</text:span></text:p>
      <text:p text:style-name="P5"><text:span text:style-name="T10"/></text:p>
      <text:p text:style-name="P5"><text:span text:style-name="T10"/></text:p>
      <text:p text:style-name="P8"><text:span text:style-name="T11">Exempel:</text:span></text:p>
      <text:p text:style-name="P6"><text:span text:style-name="T11"/></text:p>
      <text:p text:style-name="P6"><text:span text:style-name="T11"><text:tab/>Givet x, y ∈ </text:span><text:span text:style-name="T11"><draw:frame draw:style-name="fr2" draw:name="Object5" text:anchor-type="as-char" svg:width="0.482cm" svg:height="0.616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, n ≥ 2</text:span></text:p>
      <text:p text:style-name="P6"><text:span text:style-name="T11"/></text:p>
      <text:p text:style-name="P6"><text:span text:style-name="T11"><text:tab/><text:tab/>x = 01001 ∈ S</text:span><text:span text:style-name="T7">2</text:span><text:span text:style-name="T11">(x)</text:span></text:p>
      <text:p text:style-name="P6"><text:span text:style-name="T11"><text:tab/><text:tab/>y = 11000 ∈ S</text:span><text:span text:style-name="T7">2</text:span><text:span text:style-name="T11">(x)</text:span></text:p>
      <text:p text:style-name="P6"><text:span text:style-name="T11"/></text:p>
      <text:p text:style-name="P6"><text:span text:style-name="T11"><text:tab/>Låt S</text:span><text:span text:style-name="T7">2</text:span><text:span text:style-name="T11">(x) = mängden ord (element i </text:span><text:span text:style-name="T11"><draw:frame draw:style-name="fr2" draw:name="Object6" text:anchor-type="as-char" svg:width="0.482cm" svg:height="0.616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">) som fås från x med högst 2 fel.</text:span></text:p>
      <text:p text:style-name="P6"><text:span text:style-name="T11"/></text:p>
      <text:p text:style-name="P6"><text:span text:style-name="T11"/></text:p>
      <text:p text:style-name="P6"><text:span text:style-name="T11"><text:tab/><text:tab/></text:span><text:span text:style-name="T11"><draw:frame draw:style-name="fr2" draw:name="Object7" text:anchor-type="as-char" svg:width="12.22cm" svg:height="1.418cm" draw:z-index="1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"><text:span text:style-name="T11"/></text:p>
      <text:p text:style-name="P6"><text:span text:style-name="T11"/></text:p>
      <text:p text:style-name="P6"><text:span text:style-name="T11"><text:tab/>Visa att om E är en kod av längd n = 8 som rättar 2 fel så är |E| ≤ 6.</text:span></text:p>
      <text:p text:style-name="P6"><text:span text:style-name="T11"/></text:p>
      <text:p text:style-name="P6"><text:span text:style-name="T11"/></text:p>
      <text:p text:style-name="P6"><text:span text:style-name="T11"><text:tab/>Inget ord skall kunna fås md högst två fel från två olika kodord så</text:span></text:p>
      <text:p text:style-name="P6"><text:span text:style-name="T11"/></text:p>
      <text:p text:style-name="P6"><text:span text:style-name="T11"><text:tab/><text:tab/>|E||S</text:span><text:span text:style-name="T7">2</text:span><text:span text:style-name="T11">(x)| ≤ 2</text:span><text:span text:style-name="T4">8</text:span><text:span text:style-name="T11"> = 256</text:span></text:p>
      <text:p text:style-name="P6"><text:span text:style-name="T11"/></text:p>
      <text:p text:style-name="P6"><text:span text:style-name="T11"><text:tab/><text:tab/>{ <text:s text:c="4"/>|S</text:span><text:span text:style-name="T7">2</text:span><text:span text:style-name="T11">(x)| = ½(8</text:span><text:span text:style-name="T4">2</text:span><text:span text:style-name="T11"> + 8 + 1) = 37<text:tab/>}</text:span></text:p>
      <text:p text:style-name="P6"><text:span text:style-name="T11"/></text:p>
      <text:p text:style-name="P6"><text:span text:style-name="T11"><text:tab/><text:tab/></text:span><text:span text:style-name="T11"><draw:frame draw:style-name="fr2" draw:name="Object8" text:anchor-type="as-char" svg:width="3.037cm" svg:height="1.044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11"><text:tab/> <text:s text:c="2"/>|E| ≤ 6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På samma sätt, sfärpackningssatsen:</text:span></text:p>
      <text:p text:style-name="P6"><text:span text:style-name="T11"/></text:p>
      <text:p text:style-name="P6"><text:span text:style-name="T11"><text:tab/>Om koden C av längd n rättar e fel:</text:span></text:p>
      <text:p text:style-name="P6"><text:span text:style-name="T11"/></text:p>
      <text:p text:style-name="P6"><text:span text:style-name="T11"><text:tab/><text:tab/></text:span><text:span text:style-name="T11"><draw:frame draw:style-name="fr2" draw:name="Object9" text:anchor-type="as-char" svg:width="6.145cm" svg:height="1.214cm" draw:z-index="1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><text:span text:style-name="T11"/></text:p>
      <text:p text:style-name="P8"><text:span text:style-name="T11">Mer systematiskt (algebraiskt)</text:span></text:p>
      <text:p text:style-name="P6"><text:span text:style-name="T11"/></text:p>
      <text:p text:style-name="P6"><text:span text:style-name="T11"/></text:p>
      <text:p text:style-name="P6"><text:span text:style-name="T11">C är en linjär kod omm</text:span></text:p>
      <text:p text:style-name="P6"><text:span text:style-name="T11"/></text:p>
      <text:p text:style-name="P6"><draw:line text:anchor-type="paragraph" draw:z-index="15" draw:style-name="gr1" draw:text-style-name="P9" svg:x1="4.309cm" svg:y1="0.462cm" svg:x2="4.997cm" svg:y2="1.547cm"><text:p/></draw:line><text:span text:style-name="T11"><text:tab/>a, b ∈ C ⇒ a + b ∈ C</text:span></text:p>
      <text:p text:style-name="P6"><text:span text:style-name="T11"/></text:p>
      <text:p text:style-name="P6"><text:span text:style-name="T11"/></text:p>
      <text:p text:style-name="P6"><text:span text:style-name="T11"><text:tab/><text:tab/><text:tab/><text:tab/>Addition position för positon i </text:span><text:span text:style-name="T11"><draw:frame draw:style-name="fr3" draw:name="Object10" text:anchor-type="as-char" svg:y="-0.4cm" svg:width="0.483cm" svg:height="0.563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"><draw:line text:anchor-type="paragraph" draw:z-index="16" draw:style-name="gr1" draw:text-style-name="P9" svg:x1="6.003cm" svg:y1="0.005cm" svg:x2="7.485cm" svg:y2="1.037cm"><text:p/></draw:line><text:span text:style-name="T11"/></text:p>
      <text:p text:style-name="P6"><draw:line text:anchor-type="paragraph" draw:z-index="17" draw:style-name="gr1" draw:text-style-name="P9" svg:x1="8.331cm" svg:y1="0.437cm" svg:x2="8.331cm" svg:y2="3.083cm"><text:p/></draw:line><text:span text:style-name="T11"/></text:p>
      <text:p text:style-name="P6"><text:span text:style-name="T11"><text:tab/><text:tab/><text:tab/><text:tab/><text:tab/><text:tab/>+<text:tab/>0<text:tab/>1</text:span></text:p>
      <text:p text:style-name="P6"><draw:line text:anchor-type="paragraph" draw:z-index="18" draw:style-name="gr1" draw:text-style-name="P9" svg:x1="7.484cm" svg:y1="0.191cm" svg:x2="10.447cm" svg:y2="0.191cm"><text:p/></draw:line><text:span text:style-name="T11"/></text:p>
      <text:p text:style-name="P6"><text:span text:style-name="T11"><text:tab/><text:tab/><text:tab/><text:tab/><text:tab/><text:tab/>0<text:tab/>0<text:tab/>1</text:span></text:p>
      <text:p text:style-name="P6"><text:span text:style-name="T11"/></text:p>
      <text:p text:style-name="P6"><text:span text:style-name="T11"><text:tab/><text:tab/><text:tab/><text:tab/><text:tab/><text:tab/>1<text:tab/>1<text:tab/>0</text:span></text:p>
      <text:p text:style-name="P6"><text:span text:style-name="T11"/></text:p>
      <text:p text:style-name="P6"><text:span text:style-name="T11">Exempel:</text:span></text:p>
      <text:p text:style-name="P6"><text:span text:style-name="T11"/></text:p>
      <text:p text:style-name="P6"><text:span text:style-name="T11"><text:tab/>11010 + 01110 = 10100</text:span></text:p>
      <text:p text:style-name="P6"><text:span text:style-name="T11"/></text:p>
      <text:p text:style-name="P6"><text:span text:style-name="T11">Detta betyder att C är ett delrum (delgrupp) till </text:span><text:span text:style-name="T11"><draw:frame draw:style-name="fr3" draw:name="Object11" text:anchor-type="as-char" svg:y="-0.48cm" svg:width="0.482cm" svg:height="0.616cm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.</text:span></text:p>
      <text:p text:style-name="P6"><text:span text:style-name="T11"/></text:p>
      <text:p text:style-name="P6"><text:span text:style-name="T11">Så</text:span></text:p>
      <text:p text:style-name="P6"><text:span text:style-name="T11"/></text:p>
      <text:p text:style-name="P6"><text:span text:style-name="T11"><text:tab/>|C| \ 2</text:span><text:span text:style-name="T4">n</text:span><text:span text:style-name="T11"><text:tab/>dett vill säga |C| = 2</text:span><text:span text:style-name="T4">k</text:span><text:span text:style-name="T11"> för något k (C:s dimension) ∈ ℕ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I en linjär kod:</text:span></text:p>
      <text:p text:style-name="P6"><text:span text:style-name="T11"/></text:p>
      <text:p text:style-name="P6"><text:span text:style-name="T11"><text:tab/>δ = ω</text:span><text:span text:style-name="T7">min</text:span><text:span text:style-name="T11"> = min{ω(c) : c ∈ C, c ≠ 00…00}</text:span></text:p>
      <text:p text:style-name="P6"><draw:line text:anchor-type="paragraph" draw:z-index="20" draw:style-name="gr1" draw:text-style-name="P9" svg:x1="4.918cm" svg:y1="0.005cm" svg:x2="6.241cm" svg:y2="1.037cm"><text:p/></draw:line><text:span text:style-name="T11"/></text:p>
      <text:p text:style-name="P6"><text:span text:style-name="T11"/></text:p>
      <text:p text:style-name="P6"><text:span text:style-name="T11"><text:tab/><text:tab/><text:tab/><text:tab/><text:tab/>vikten för c, det vill säga antalet 1:or i c</text:span></text:p>
      <text:p text:style-name="P6"><text:span text:style-name="T11"/></text:p>
      <text:p text:style-name="P6"><text:span text:style-name="T11"/></text:p>
      <text:p text:style-name="P6"><text:span text:style-name="T11"><text:tab/>Ty:</text:span></text:p>
      <text:p text:style-name="P6"><text:span text:style-name="T11"><text:tab/><text:tab/>ω</text:span><text:span text:style-name="T7">min</text:span><text:span text:style-name="T11"> = ω(c*) = </text:span><text:span text:style-name="T10">∂</text:span><text:span text:style-name="T11">(c*, 0) ≥ δ</text:span></text:p>
      <text:p text:style-name="P6"><text:span text:style-name="T11"/></text:p>
      <text:p text:style-name="P6"><text:span text:style-name="T11"><text:tab/><text:tab/>och</text:span></text:p>
      <text:p text:style-name="P6"><text:span text:style-name="T11"/></text:p>
      <text:p text:style-name="P6"><text:span text:style-name="T11"><text:tab/><text:tab/>δ = </text:span><text:span text:style-name="T10">∂</text:span><text:span text:style-name="T11">(c</text:span><text:span text:style-name="T7">1</text:span><text:span text:style-name="T11">, c</text:span><text:span text:style-name="T7">2</text:span><text:span text:style-name="T11">) = ω(c</text:span><text:span text:style-name="T7">1</text:span><text:span text:style-name="T11"> + c</text:span><text:span text:style-name="T7">2</text:span><text:span text:style-name="T11">) ≥ ω</text:span><text:span text:style-name="T7">min</text:span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9T07:32:46</dc:date>
    <dc:creator>Mattias </dc:creator>
    <meta:editing-duration>PT61H26M02S</meta:editing-duration>
    <meta:editing-cycles>69</meta:editing-cycles>
    <meta:generator>OpenOffice.org/3.2$Unix OpenOffice.org_project/320m19$Build-9505</meta:generator>
    <meta:document-statistic meta:table-count="0" meta:image-count="1" meta:object-count="11" meta:page-count="5" meta:paragraph-count="87" meta:word-count="614" meta:character-count="2837"/>
  </office:meta>
</office:document-meta>
</file>

<file path=Object 1/content.xml><?xml version="1.0" encoding="utf-8"?>
<math xmlns="http://www.w3.org/1998/Math/MathML">
  <semantics>
    <mrow>
      <mtext>det </mtext>
      <munder>
        <mi mathvariant="normal">A</mi>
        <mtext>n × n</mtext>
      </munder>
      <mtext> = </mtext>
      <mrow>
        <munder>
          <mi mathvariant="normal">∑</mi>
          <msub>
            <mtext>π ∈ S</mtext>
            <mstyle mathsize="150%">
              <mrow>
                <mi mathvariant="normal">n</mi>
              </mrow>
            </mstyle>
          </msub>
        </munder>
        <mtext>sgn π  </mtext>
      </mrow>
      <msub>
        <mi mathvariant="normal">a</mi>
        <mtext>π(1)</mtext>
      </msub>
      <msub>
        <mi mathvariant="normal">a</mi>
        <mtext>π(2)2</mtext>
      </msub>
      <mi mathvariant="normal">⋯</mi>
      <msub>
        <mi mathvariant="normal">a</mi>
        <mtext>π(n)n</mtext>
      </msub>
    </mrow>
    <annotation encoding="StarMath 5.0">"det " {A csub "n × n"} " = " sum from {"π ∈ S"_{size *1.5 n}} "sgn π  " a_"π(1)" a_"π(2)2" ⋯ a_"π(n)n"</annotation>
  </semantics>
</math>
</file>

<file path=Object 10/content.xml><?xml version="1.0" encoding="utf-8"?>
<math xmlns="http://www.w3.org/1998/Math/MathML">
  <semantics>
    <msub>
      <mi mathvariant="normal">ℤ</mi>
      <mn>2</mn>
    </msub>
    <annotation encoding="StarMath 5.0">ℤ sub 2</annotation>
  </semantics>
</math>
</file>

<file path=Object 11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2/content.xml><?xml version="1.0" encoding="utf-8"?>
<math xmlns="http://www.w3.org/1998/Math/MathML">
  <semantics>
    <mfenced open="" close="">
      <mtable>
        <mtr>
          <mtd>
            <mn>4</mn>
          </mtd>
        </mtr>
      </mtable>
    </mfenced>
    <annotation encoding="StarMath 5.0">left ( binom 4 2 right )</annotation>
  </semantics>
</math>
</file>

<file path=Object 3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4/content.xml><?xml version="1.0" encoding="utf-8"?>
<math xmlns="http://www.w3.org/1998/Math/MathML">
  <semantics>
    <mfenced open="⌊" close="⌋">
      <mfrac>
        <mtext>δ − 1</mtext>
        <mn>2</mn>
      </mfrac>
    </mfenced>
    <annotation encoding="StarMath 5.0">left lfloor {"δ − 1" over 2} right rfloor</annotation>
  </semantics>
</math>
</file>

<file path=Object 5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6/content.xml><?xml version="1.0" encoding="utf-8"?>
<math xmlns="http://www.w3.org/1998/Math/MathML">
  <semantics>
    <msubsup>
      <mi mathvariant="normal">ℤ</mi>
      <mn>2</mn>
      <mi mathvariant="normal">n</mi>
    </msubsup>
    <annotation encoding="StarMath 5.0">ℤ sub 2 sup n</annotation>
  </semantics>
</math>
</file>

<file path=Object 7/content.xml><?xml version="1.0" encoding="utf-8"?>
<math xmlns="http://www.w3.org/1998/Math/MathML">
  <semantics>
    <mrow>
      <msub>
        <mi mathvariant="normal">S</mi>
        <mn>2</mn>
      </msub>
      <munder>
        <mtext>(x) = </mtext>
        <mtable>
          <mtr>
            <mtd>
              <mphantom>
                <mstyle>
                  <mrow>
                    <mn>0</mn>
                  </mrow>
                </mstyle>
              </mphantom>
            </mtd>
          </mtr>
        </mtable>
      </munder>
      <munder>
        <mn>1</mn>
        <mtable>
          <mtr>
            <mtd>
              <mphantom>
                <mstyle>
                  <mrow>
                    <mn>0</mn>
                  </mrow>
                </mstyle>
              </mphantom>
            </mtd>
          </mtr>
        </mtable>
      </munder>
      <mtext> + </mtext>
      <munder>
        <mi mathvariant="normal">n</mi>
        <mtable>
          <mtr>
            <mtd>
              <mphantom>
                <mstyle>
                  <mrow>
                    <mn>0</mn>
                  </mrow>
                </mstyle>
              </mphantom>
            </mtd>
          </mtr>
        </mtable>
      </munder>
      <mtext> + </mtext>
      <munder>
        <mfenced open="" close="">
          <mtable>
            <mtr>
              <mtd>
                <mi mathvariant="normal">n</mi>
              </mtd>
            </mtr>
          </mtable>
        </mfenced>
        <mn>2</mn>
      </munder>
      <mtext> = 1 + n + </mtext>
      <mfrac>
        <mtext>n(n − 1)</mtext>
        <mn>2</mn>
      </mfrac>
      <mtext> = </mtext>
      <mfrac>
        <mn>1</mn>
        <mn>2</mn>
      </mfrac>
      <msup>
        <mtext>(n</mtext>
        <mn>2</mn>
      </msup>
      <mtext> + n + 2)</mtext>
    </mrow>
    <annotation encoding="StarMath 5.0">S_2 "(x) = " csub {binom phantom 0 "      fel:"} 1 csub {binom phantom 0 0} " + " n csub {binom phantom 0 1} " + " {left ( binom n 2 right )} csub 2 " = 1 + n + " "n(n − 1)" over 2 " = " 1 over 2 "(n"^2 " + n + 2)"</annotation>
  </semantics>
</math>
</file>

<file path=Object 8/content.xml><?xml version="1.0" encoding="utf-8"?>
<math xmlns="http://www.w3.org/1998/Math/MathML">
  <semantics>
    <mrow>
      <mtext>|E| ≤ </mtext>
      <mfrac>
        <mn>256</mn>
        <mn>37</mn>
      </mfrac>
      <mtext> &lt; 7</mtext>
    </mrow>
    <annotation encoding="StarMath 5.0">"|E| ≤ " {256 over 37} " &lt; 7"	</annotation>
  </semantics>
</math>
</file>

<file path=Object 9/content.xml><?xml version="1.0" encoding="utf-8"?>
<math xmlns="http://www.w3.org/1998/Math/MathML">
  <semantics>
    <mrow>
      <mtext>|C|</mtext>
      <mfenced open="" close="">
        <mrow>
          <mfenced open="" close="">
            <mtable>
              <mtr>
                <mtd>
                  <mi mathvariant="normal">n</mi>
                </mtd>
              </mtr>
            </mtable>
          </mfenced>
          <mtext> + </mtext>
          <mfenced open="" close="">
            <mtable>
              <mtr>
                <mtd>
                  <mi mathvariant="normal">n</mi>
                </mtd>
              </mtr>
            </mtable>
          </mfenced>
          <mtext> + ⋯ + </mtext>
          <mfenced open="" close="">
            <mtable>
              <mtr>
                <mtd>
                  <mi mathvariant="normal">n</mi>
                </mtd>
              </mtr>
            </mtable>
          </mfenced>
        </mrow>
      </mfenced>
      <msup>
        <mtext> ≤ 2</mtext>
        <mi mathvariant="normal">n</mi>
      </msup>
    </mrow>
    <annotation encoding="StarMath 5.0">"|C|" left ( left ( binom n 0 right ) " + " left ( binom n 1 right ) " + ⋯ + " left ( binom n e right ) right ) " ≤ 2"^n</annotation>
  </semantics>
</math>
</file>